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EventHttpMessageWriterTests.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artEventHttpMessageWri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tEventHttpMessageWriterTests.decodeToString(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